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2d40" officeooo:paragraph-rsid="00192d40"/>
    </style:style>
    <style:style style:name="P2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2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8pt" style:language-asian="zh" style:country-asian="CN" style:font-style-asian="normal" style:font-weight-asian="normal" style:font-name-complex="Lohit Devanagari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2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8pt" style:language-asian="zh" style:country-asian="CN" style:font-style-asian="normal" style:font-weight-asian="normal" style:font-name-complex="Lohit Devanagari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none" draw:fill-color="#62a73b"/>
    </style:style>
    <style:style style:name="P5" style:family="paragraph">
      <loext:graphic-properties draw:fill="none" draw:fill-color="#bce4e5"/>
    </style:style>
    <style:style style:name="P6" style:family="paragraph">
      <loext:graphic-properties draw:fill="solid" draw:fill-color="#62a73b"/>
    </style:style>
    <style:style style:name="P7" style:family="paragraph">
      <loext:graphic-properties draw:fill="solid" draw:fill-color="#fcd3c1"/>
    </style:style>
    <style:style style:name="P8" style:family="paragraph">
      <loext:graphic-properties draw:fill="solid" draw:fill-color="#bce4e5"/>
    </style:style>
    <style:style style:name="P9" style:family="paragraph">
      <loext:graphic-properties draw:fill="none" draw:fill-color="#fedcc6"/>
    </style:style>
    <style:style style:name="P10" style:family="paragraph">
      <loext:graphic-properties draw:fill="none" draw:fill-color="#62a73b" draw:opacity="100%"/>
    </style:style>
    <style:style style:name="P11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</style:style>
    <style:style style:name="P15" style:family="paragraph">
      <style:paragraph-properties fo:text-align="center"/>
      <style:text-properties fo:font-size="18pt" style:font-size-asian="18pt" style:font-size-complex="18pt"/>
    </style:style>
    <style:style style:name="P16" style:family="paragraph">
      <loext:graphic-properties draw:fill="solid" draw:fill-color="#fcd3c1"/>
      <style:text-properties fo:font-size="18pt" style:font-size-asian="18pt" style:font-size-complex="18pt"/>
    </style:style>
    <style:style style:name="P17" style:family="paragraph">
      <style:paragraph-properties fo:text-align="center"/>
    </style:style>
    <style:style style:name="P18" style:family="paragraph">
      <loext:graphic-properties draw:fill="solid" draw:fill-color="#ed1c24"/>
      <style:text-properties fo:font-size="18pt" style:font-size-asian="18pt" style:font-size-complex="18pt"/>
    </style:style>
    <style:style style:name="P19" style:family="paragraph">
      <loext:graphic-properties draw:fill="solid" draw:fill-color="#bce4e5"/>
      <style:text-properties fo:font-size="18pt" style:font-size-asian="18pt" style:font-size-complex="18pt"/>
    </style:style>
    <style:style style:name="P20" style:family="paragraph">
      <loext:graphic-properties draw:fill="solid" draw:fill-color="#62a73b"/>
      <style:text-properties fo:font-size="18pt" style:font-size-asian="18pt" style:font-size-complex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2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8pt" style:language-asian="zh" style:country-asian="CN" style:font-style-asian="normal" style:font-weight-asian="normal" style:font-name-complex="Lohit Devanagari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size="18pt" style:font-size-asian="18pt" style:font-size-complex="18pt"/>
    </style:style>
    <style:style style:name="gr1" style:family="graphic">
      <style:graphic-properties draw:stroke="none" svg:stroke-color="#000000" draw:fill="none" draw:fill-color="#ffffff" draw:textarea-vertical-align="middle" fo:min-height="0.286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none" draw:fill-color="#62a73b" draw:textarea-horizontal-align="justify" draw:textarea-vertical-align="middle" draw:auto-grow-height="false" fo:min-height="1.1075in" fo:min-width="1.10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draw:textarea-vertical-align="middle" fo:min-height="0.286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="none" draw:fill-color="#bce4e5" draw:textarea-horizontal-align="justify" draw:textarea-vertical-align="middle" draw:auto-grow-height="false" fo:min-height="1.1075in" fo:min-width="1.10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draw:textarea-vertical-align="middle" fo:min-height="0.286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="solid" draw:fill-color="#62a73b" draw:textarea-horizontal-align="justify" draw:textarea-vertical-align="middle" draw:auto-grow-height="false" fo:min-height="1.1075in" fo:min-width="1.10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draw:textarea-vertical-align="middle" fo:min-height="0.286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draw:textarea-vertical-align="middle" fo:min-height="0.286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draw:textarea-vertical-align="middle" fo:min-height="0.286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draw:textarea-vertical-align="middle" fo:min-height="0.286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fill="solid" draw:fill-color="#fcd3c1" draw:textarea-horizontal-align="justify" draw:textarea-vertical-align="middle" draw:auto-grow-height="false" fo:min-height="1.1075in" fo:min-width="1.10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draw:textarea-vertical-align="middle" fo:min-height="0.286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fill="solid" draw:fill-color="#bce4e5" draw:textarea-horizontal-align="justify" draw:textarea-vertical-align="middle" draw:auto-grow-height="false" fo:min-height="1.1075in" fo:min-width="1.10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draw:textarea-vertical-align="middle" fo:min-height="0.286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color="#3465a4" draw:fill="none" draw:fill-color="#fedcc6" draw:textarea-horizontal-align="justify" draw:textarea-vertical-align="middle" draw:auto-grow-height="false" fo:min-height="1.1075in" fo:min-width="1.1028in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fill="none" draw:fill-color="#62a73b" draw:opacity="100%" draw:textarea-horizontal-align="justify" draw:textarea-vertical-align="middle" draw:auto-grow-height="false" fo:min-height="1.1075in" fo:min-width="1.1028in" draw:shadow-opacity="100%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draw:textarea-vertical-align="middle" fo:min-height="0.57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fill="none" draw:textarea-horizontal-align="justify" draw:textarea-vertical-align="middle" draw:auto-grow-height="false" fo:min-height="4.1228in" fo:min-width="3.845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none" svg:stroke-color="#000000" draw:fill="none" draw:fill-color="#ffffff" fo:min-height="0.31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fill="solid" draw:fill-color="#fcd3c1" draw:textarea-horizontal-align="justify" draw:textarea-vertical-align="middle" draw:auto-grow-height="false" fo:min-height="1.1075in" fo:min-width="1.10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fill="solid" draw:fill-color="#ed1c24" draw:textarea-horizontal-align="justify" draw:textarea-vertical-align="middle" draw:auto-grow-height="false" fo:min-height="1.1075in" fo:min-width="1.10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fill="solid" draw:fill-color="#bce4e5" draw:textarea-horizontal-align="justify" draw:textarea-vertical-align="middle" draw:auto-grow-height="false" fo:min-height="1.1075in" fo:min-width="1.102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0" draw:name="Shape6" draw:style-name="gr1" draw:text-style-name="P3" svg:width="0.3043in" svg:height="0.448in" svg:x="1.1346in" svg:y="1.0083in"><draw:text-box><text:p text:style-name="P2"><text:span text:style-name="T1">5</text:span></text:p></draw:text-box></draw:frame><draw:frame text:anchor-type="paragraph" draw:z-index="2" draw:name="Shape6" draw:style-name="gr3" draw:text-style-name="P3" svg:width="0.3043in" svg:height="0.448in" svg:x="2.2654in" svg:y="1.0028in"><draw:text-box><text:p text:style-name="P2"><text:span text:style-name="T1">5</text:span></text:p></draw:text-box></draw:frame><draw:frame text:anchor-type="paragraph" draw:z-index="4" draw:name="Shape6" draw:style-name="gr5" draw:text-style-name="P3" svg:width="0.3043in" svg:height="0.448in" svg:x="3.3693in" svg:y="0.9827in"><draw:text-box><text:p text:style-name="P2"><text:span text:style-name="T1">6</text:span></text:p></draw:text-box></draw:frame><draw:frame text:anchor-type="paragraph" draw:z-index="6" draw:name="Shape6" draw:style-name="gr7" draw:text-style-name="P3" svg:width="0.3043in" svg:height="0.448in" svg:x="3.3862in" svg:y="2.0937in"><draw:text-box><text:p text:style-name="P2"><text:span text:style-name="T1">8</text:span></text:p></draw:text-box></draw:frame><draw:frame text:anchor-type="paragraph" draw:z-index="8" draw:name="Shape6" draw:style-name="gr8" draw:text-style-name="P3" svg:width="0.3043in" svg:height="0.448in" svg:x="2.2827in" svg:y="2.1016in"><draw:text-box><text:p text:style-name="P2"><text:span text:style-name="T1">3</text:span></text:p></draw:text-box></draw:frame><draw:frame text:anchor-type="paragraph" draw:z-index="9" draw:name="Shape6" draw:style-name="gr9" draw:text-style-name="P3" svg:width="0.3043in" svg:height="0.448in" svg:x="1.1299in" svg:y="2.1028in"><draw:text-box><text:p text:style-name="P2"><text:span text:style-name="T1">7</text:span></text:p></draw:text-box></draw:frame><draw:frame text:anchor-type="paragraph" draw:z-index="11" draw:name="Shape6" draw:style-name="gr10" draw:text-style-name="P3" svg:width="0.3043in" svg:height="0.448in" svg:x="1.1102in" svg:y="3.1654in"><draw:text-box><text:p text:style-name="P2"><text:span text:style-name="T1">5</text:span></text:p></draw:text-box></draw:frame><draw:frame text:anchor-type="paragraph" draw:z-index="13" draw:name="Shape6" draw:style-name="gr12" draw:text-style-name="P3" svg:width="0.3043in" svg:height="0.448in" svg:x="2.2535in" svg:y="3.1693in"><draw:text-box><text:p text:style-name="P2"><text:span text:style-name="T1">2</text:span></text:p></draw:text-box></draw:frame><draw:frame text:anchor-type="paragraph" draw:z-index="15" draw:name="Shape6" draw:style-name="gr14" draw:text-style-name="P3" svg:width="0.3043in" svg:height="0.448in" svg:x="3.3555in" svg:y="3.1717in"><draw:text-box><text:p text:style-name="P2"><text:span text:style-name="T1">5</text:span></text:p></draw:text-box></draw:frame><draw:custom-shape text:anchor-type="paragraph" draw:z-index="17" draw:name="Shape7" draw:style-name="gr16" draw:text-style-name="P10" svg:width="1.1031in" svg:height="1.1079in" svg:x="0.7244in" svg:y="1.839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4" draw:name="Shape7" draw:style-name="gr13" draw:text-style-name="P8" svg:width="1.1031in" svg:height="1.1079in" svg:x="2.9425in" svg:y="2.9484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0" draw:name="Shape7" draw:style-name="gr2" draw:text-style-name="P4" svg:width="1.1031in" svg:height="1.1079in" svg:x="0.7244in" svg:y="2.9484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" draw:name="Shape7" draw:style-name="gr6" draw:text-style-name="P6" svg:width="1.1031in" svg:height="1.1079in" svg:x="2.9425in" svg:y="1.839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2" draw:name="Shape7" draw:style-name="gr11" draw:text-style-name="P7" svg:width="1.1031in" svg:height="1.1079in" svg:x="1.8335in" svg:y="2.9484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" draw:name="Shape7" draw:style-name="gr2" draw:text-style-name="P4" svg:width="1.1031in" svg:height="1.1079in" svg:x="1.8335in" svg:y="0.7307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" draw:name="Shape7" draw:style-name="gr4" draw:text-style-name="P5" svg:width="1.1031in" svg:height="1.1079in" svg:x="2.9425in" svg:y="0.7307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" draw:name="Shape7" draw:style-name="gr2" draw:text-style-name="P4" svg:width="1.1031in" svg:height="1.1079in" svg:x="1.8335in" svg:y="1.839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6" draw:name="Shape7" draw:style-name="gr15" draw:text-style-name="P9" svg:width="1.1031in" svg:height="1.1079in" svg:x="0.7228in" svg:y="0.7319in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8" draw:name="Shape1" draw:style-name="gr17" draw:text-style-name="P12" svg:width="1.0594in" svg:height="0.576in" svg:x="1.8661in" svg:y="0.1126in"><draw:text-box><text:p text:style-name="P11"><text:span text:style-name="T2">St</text:span><text:span text:style-name="T2">ep </text:span><text:span text:style-name="T2">5.1</text:span></text:p></draw:text-box></draw:frame><draw:custom-shape text:anchor-type="paragraph" draw:z-index="19" draw:name="Shape2" draw:style-name="gr18" draw:text-style-name="P13" svg:width="3.8461in" svg:height="4.1232in" svg:x="0.4598in" svg:y="0.222in"><text:p/><draw:enhanced-geometry svg:viewBox="0 0 21600 21600" draw:type="rectangle" draw:enhanced-path="M 0 0 L 21600 0 21600 21600 0 21600 0 0 Z N"/></draw:custom-shape><draw:frame text:anchor-type="paragraph" draw:z-index="21" draw:name="Shape3" draw:style-name="gr19" draw:text-style-name="P14" svg:width="0.313in" svg:height="0.313in" svg:x="1.6335in" svg:y="1.8953in"><draw:text-box><text:p>1</text:p></draw:text-box></draw:frame><draw:frame text:anchor-type="paragraph" draw:z-index="20" draw:name="Shape3" draw:style-name="gr19" draw:text-style-name="P14" svg:width="0.313in" svg:height="0.313in" svg:x="1.6252in" svg:y="0.75in"><draw:text-box><text:p>2</text:p></draw:text-box></draw:frame><draw:frame text:anchor-type="paragraph" draw:z-index="22" draw:name="Shape3" draw:style-name="gr19" draw:text-style-name="P14" svg:width="0.313in" svg:height="0.313in" svg:x="2.75in" svg:y="0.7654in"><draw:text-box><text:p>3</text:p></draw:text-box></draw:frame><draw:frame text:anchor-type="paragraph" draw:z-index="23" draw:name="Shape3" draw:style-name="gr19" draw:text-style-name="P14" svg:width="0.313in" svg:height="0.313in" svg:x="3.8638in" svg:y="0.7752in"><draw:text-box><text:p>2</text:p></draw:text-box></draw:frame><draw:frame text:anchor-type="paragraph" draw:z-index="24" draw:name="Shape3" draw:style-name="gr19" draw:text-style-name="P14" svg:width="0.313in" svg:height="0.313in" svg:x="3.8547in" svg:y="1.9071in"><draw:text-box><text:p>1</text:p></draw:text-box></draw:frame><draw:frame text:anchor-type="paragraph" draw:z-index="25" draw:name="Shape3" draw:style-name="gr19" draw:text-style-name="P14" svg:width="0.313in" svg:height="0.313in" svg:x="2.6992in" svg:y="1.8807in"><draw:text-box><text:p>4</text:p></draw:text-box></draw:frame><draw:frame text:anchor-type="paragraph" draw:z-index="26" draw:name="Shape3" draw:style-name="gr19" draw:text-style-name="P14" svg:width="0.313in" svg:height="0.313in" svg:x="1.6189in" svg:y="3.0217in"><draw:text-box><text:p>2</text:p></draw:text-box></draw:frame><draw:frame text:anchor-type="paragraph" draw:z-index="27" draw:name="Shape3" draw:style-name="gr19" draw:text-style-name="P14" svg:width="0.313in" svg:height="0.313in" svg:x="3.889in" svg:y="3.0665in"><draw:text-box><text:p>2</text:p></draw:text-box></draw:frame><draw:frame text:anchor-type="paragraph" draw:z-index="28" draw:name="Shape3" draw:style-name="gr19" draw:text-style-name="P14" svg:width="0.313in" svg:height="0.313in" svg:x="2.7374in" svg:y="3.0571in"><draw:text-box><text:p>5</text:p></draw:text-box></draw:frame><draw:custom-shape text:anchor-type="paragraph" draw:z-index="29" draw:name="Shape7" draw:style-name="gr20" draw:text-style-name="P16" svg:width="1.1031in" svg:height="1.1079in" svg:x="1.0445in" svg:y="5.5618in"><text:p text:style-name="P15"><text:span text:style-name="T3">cu</text:span><text:span text:style-name="T3">rre</text:span><text:span text:style-name="T3">nt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0" draw:name="Shape7" draw:style-name="gr21" draw:text-style-name="P18" svg:width="1.1031in" svg:height="1.1079in" svg:x="1.0402in" svg:y="7.1929in"><text:p text:style-name="P17"><text:span text:style-name="T3">bi</text:span><text:span text:style-name="T3">gg</text:span><text:span text:style-name="T3">er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1" draw:name="Shape7" draw:style-name="gr22" draw:text-style-name="P19" svg:width="1.1031in" svg:height="1.1079in" svg:x="2.5138in" svg:y="5.5472in"><text:p text:style-name="P15"><text:span text:style-name="T3">les</text:span><text:span text:style-name="T3">s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2" draw:name="Shape7" draw:style-name="gr6" draw:text-style-name="P20" svg:width="1.1031in" svg:height="1.1079in" svg:x="2.5516in" svg:y="7.1874in"><text:p text:style-name="P17"><text:span text:style-name="T3">fo</text:span><text:span text:style-name="T3">un</text:span><text:span text:style-name="T3">d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3" draw:name="Shape2" draw:style-name="gr18" draw:text-style-name="P13" svg:width="3.8461in" svg:height="4.1232in" svg:x="0.4693in" svg:y="4.8362in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0402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rawing" style:family="paragraph" style:parent-style-name="Caption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0T13:58:12.885231377</meta:creation-date>
    <dc:date>2022-05-20T16:28:17.800003753</dc:date>
    <meta:editing-duration>PT5M40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